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65c30" officeooo:paragraph-rsid="00165c30"/>
    </style:style>
    <style:style style:name="P2" style:family="paragraph" style:parent-style-name="Standard">
      <style:text-properties officeooo:rsid="00184e7e" officeooo:paragraph-rsid="00184e7e"/>
    </style:style>
    <style:style style:name="P3" style:family="paragraph" style:parent-style-name="Standard">
      <style:text-properties officeooo:paragraph-rsid="00184e7e"/>
    </style:style>
    <style:style style:name="P4" style:family="paragraph" style:parent-style-name="Standard">
      <style:text-properties fo:font-variant="normal" fo:text-transform="none" fo:color="#0c0c0c" style:font-name="Menlo" fo:font-size="10.5pt" fo:letter-spacing="normal" fo:font-style="normal" fo:font-weight="normal" officeooo:rsid="001c99e3" officeooo:paragraph-rsid="001c99e3"/>
    </style:style>
    <style:style style:name="P5" style:family="paragraph" style:parent-style-name="Standard">
      <style:text-properties fo:font-variant="normal" fo:text-transform="none" fo:color="#0c0c0c" style:font-name="Menlo" fo:font-size="10.5pt" fo:letter-spacing="normal" fo:font-style="normal" fo:font-weight="normal" officeooo:rsid="001ea074" officeooo:paragraph-rsid="001ea074"/>
    </style:style>
    <style:style style:name="P6" style:family="paragraph" style:parent-style-name="Standard">
      <style:text-properties fo:font-variant="normal" fo:text-transform="none" fo:color="#0c0c0c" style:font-name="Menlo" fo:font-size="10.5pt" fo:letter-spacing="normal" fo:font-style="normal" fo:font-weight="normal" officeooo:rsid="002105d4" officeooo:paragraph-rsid="002105d4"/>
    </style:style>
    <style:style style:name="T1" style:family="text">
      <style:text-properties officeooo:rsid="00184e7e"/>
    </style:style>
    <style:style style:name="T2" style:family="text">
      <style:text-properties fo:font-variant="normal" fo:text-transform="none" fo:color="#0c0c0c" style:font-name="Menlo" fo:font-size="10.5pt" fo:letter-spacing="normal" fo:font-style="normal" fo:font-weight="normal"/>
    </style:style>
    <style:style style:name="T3" style:family="text">
      <style:text-properties fo:font-variant="normal" fo:text-transform="none" fo:color="#0c0c0c" style:font-name="Menlo" fo:font-size="10.5pt" fo:letter-spacing="normal" fo:font-style="normal" fo:font-weight="normal" officeooo:rsid="0019f8b1"/>
    </style:style>
    <style:style style:name="T4" style:family="text">
      <style:text-properties fo:font-variant="normal" fo:text-transform="none" fo:color="#0c0c0c" style:font-name="Menlo" fo:font-size="10.5pt" fo:letter-spacing="normal" fo:font-style="normal" fo:font-weight="normal" officeooo:rsid="001c9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E ARE SQL COMMANDS</text:p>
      <text:p text:style-name="P1"><text:span text:style-name="T1">*(</text:span>SELECT * FROM database<text:span text:style-name="T1">)</text:span>- <text:span text:style-name="T1">shows what is on a data base.</text:span></text:p>
      <text:p text:style-name="P2"/>
      <text:p text:style-name="P2">*this is to make basicly a overlord for the database so that you can change things-</text:p>
      <text:p text:style-name="P2">(grant all privileges on stream.* TO 'HayatoHibari'@'localhost' IDENTIFIED BY 'jupan1234'; )</text:p>
      <text:p text:style-name="P2"/>
      <text:p text:style-name="P2">*select user, password from user; this lets you view the users and their passwords in a way that isnt messy.</text:p>
      <text:p text:style-name="P2"/>
      <text:p text:style-name="P2">*this is the code to login to mariadb-(mysql -u root -p )</text:p>
      <text:p text:style-name="P2"/>
      <text:p text:style-name="P3"><text:span text:style-name="T1">*this is how you make a table-</text:span><text:span text:style-name="T2">CREATE TABLE customers (id INTEGER PRIMARY KEY, name TEXT, age INTEGER, weight REAL); </text:span><text:span text:style-name="T3">OR </text:span><text:span text:style-name="T2">CREATE TABLE customers (id INTEGER PRIMARY KEY, age INTEGER);</text:span></text:p>
      <text:p text:style-name="P3"/>
      <text:p text:style-name="P3"><text:span text:style-name="T2">*</text:span><text:span text:style-name="T4">this is a few examples of the select tool:</text:span></text:p>
      <text:p text:style-name="P4">SELECT type, SUM(calories) AS total_calories FROM exercise_logs GROUP BY type;</text:p>
      <text:p text:style-name="P4">(shows the sum of calories and the type and tells it to create a new row called total calories.)</text:p>
      <text:p text:style-name="P4">SELECT * FROM exercise_logs;(shows all colums and rows)</text:p>
      <text:p text:style-name="P4"/>
      <text:p text:style-name="P5">to restart mariadb:[root@sierra JDD]# systemclt restart mariadb </text:p>
      <text:p text:style-name="P5">bash: systemclt: command not found... </text:p>
      <text:p text:style-name="P5">Similar command is: 'systemctl' </text:p>
      <text:p text:style-name="P5">[root@sierra JDD]# systemclt restart mariadb </text:p>
      <text:p text:style-name="P5">bash: systemclt: command not found... </text:p>
      <text:p text:style-name="P5">Similar command is: 'systemctl' </text:p>
      <text:p text:style-name="P5">[root@sierra JDD]# systemctl restart mariadb </text:p>
      <text:p text:style-name="P5">[root@sierra JDD]# systemctl enable mariadb </text:p>
      <text:p text:style-name="P5">[root@sierra JDD]# systemctl restart mariadb </text:p>
      <text:p text:style-name="P5">[root@sierra JDD]# system enable mariadb </text:p>
      <text:p text:style-name="P5">bash: system: command not found... </text:p>
      <text:p text:style-name="P5">[root@sierra JDD]# systemctl enable mariadb </text:p>
      <text:p text:style-name="P5">[root@sierra JDD]# systemctl start mariadb </text:p>
      <text:p text:style-name="P5">[root@sierra JDD]# systemctl stop firewall </text:p>
      <text:p text:style-name="P5">Failed to issue method call: Unit firewall.service not loaded. </text:p>
      <text:p text:style-name="P5">[root@sierra JDD]# systemctl stop firewalld </text:p>
      <text:p text:style-name="P5">WHAT WE DID IN CLASS;</text:p>
      <text:p text:style-name="P5">create stream</text:p>
      <text:p text:style-name="P5">use stream;</text:p>
      <text:p text:style-name="P6">HOW TO GET PHP:</text:p>
      <text:p text:style-name="P6">yum install php php-mysql php-mbstring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enlo" svg:font-family="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in dorris</meta:initial-creator>
    <meta:creation-date>2015-12-09T08:42:59.316577248</meta:creation-date>
    <dc:date>2015-12-15T10:02:42.110325616</dc:date>
    <dc:creator>justin dorris</dc:creator>
    <meta:editing-duration>PT2M1S</meta:editing-duration>
    <meta:editing-cycles>4</meta:editing-cycles>
    <meta:generator>LibreOffice/4.2.6.3$Linux_X86_64 LibreOffice_project/420$Build-3</meta:generator>
    <meta:document-statistic meta:table-count="0" meta:image-count="0" meta:object-count="0" meta:page-count="1" meta:paragraph-count="32" meta:word-count="251" meta:character-count="1665" meta:non-whitespace-character-count="1429"/>
  </office:meta>
</office:document-meta>
</file>